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5685c6" officeooo:paragraph-rsid="005685c6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578ba1" officeooo:paragraph-rsid="006312e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578ba1" officeooo:paragraph-rsid="00578ba1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719a41" officeooo:paragraph-rsid="00719a4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685c6" officeooo:paragraph-rsid="005685c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78ba1" officeooo:paragraph-rsid="00578ba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italic" fo:font-weight="normal" officeooo:rsid="005a25e9" officeooo:paragraph-rsid="005a25e9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italic" fo:font-weight="normal" officeooo:rsid="005a25e9" officeooo:paragraph-rsid="00675abd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italic" fo:font-weight="normal" officeooo:rsid="004eb81d" officeooo:paragraph-rsid="00719a41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19eb27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officeooo:rsid="005e24f6" officeooo:paragraph-rsid="00675abd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officeooo:rsid="005e24f6" officeooo:paragraph-rsid="005e24f6"/>
    </style:style>
    <style:style style:name="P1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officeooo:rsid="005e24f6" officeooo:paragraph-rsid="00719a41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a1c21" officeooo:paragraph-rsid="00675abd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a1c21" officeooo:paragraph-rsid="005a1c21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685c6" officeooo:paragraph-rsid="005a25e9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685c6" officeooo:paragraph-rsid="005685c6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7c9f0" officeooo:paragraph-rsid="0057c9f0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78ba1" officeooo:paragraph-rsid="00719a41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19a41" officeooo:paragraph-rsid="00719a41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19a41" officeooo:paragraph-rsid="005685c6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d90aa" officeooo:paragraph-rsid="006f188e" style:font-size-asian="12pt" style:font-weight-asian="normal" style:font-size-complex="12pt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312e3" officeooo:paragraph-rsid="006312e3" style:font-size-asian="12pt" style:font-weight-asian="normal" style:font-size-complex="12pt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49946" officeooo:paragraph-rsid="00675abd" style:font-size-asian="12pt" style:font-weight-asian="normal" style:font-size-complex="12pt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75abd" officeooo:paragraph-rsid="00675abd" style:font-size-asian="12pt" style:font-weight-asian="normal" style:font-size-complex="12pt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5f934" officeooo:paragraph-rsid="00675abd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officeooo:rsid="0057b7e7" officeooo:paragraph-rsid="0057b7e7"/>
    </style:style>
    <style:style style:name="P2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officeooo:rsid="0066fffc" officeooo:paragraph-rsid="005685c6"/>
    </style:style>
    <style:style style:name="P3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officeooo:rsid="0066fffc" officeooo:paragraph-rsid="00719a41"/>
    </style:style>
    <style:style style:name="P31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weight="normal" officeooo:rsid="006312e3" officeooo:paragraph-rsid="006312e3" style:font-weight-asian="normal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0719a41"/>
    </style:style>
    <style:style style:name="P33" style:family="paragraph" style:parent-style-name="Standard" style:list-style-name="L1">
      <style:paragraph-properties fo:text-align="start" style:justify-single-word="false"/>
      <style:text-properties officeooo:paragraph-rsid="00675abd"/>
    </style:style>
    <style:style style:name="P34" style:family="paragraph" style:parent-style-name="Standard" style:list-style-name="L4">
      <style:paragraph-properties fo:text-align="start" style:justify-single-word="false"/>
      <style:text-properties officeooo:paragraph-rsid="00612e78"/>
    </style:style>
    <style:style style:name="P35" style:family="paragraph" style:parent-style-name="Standard" style:list-style-name="L4">
      <style:paragraph-properties fo:text-align="start" style:justify-single-word="false"/>
      <style:text-properties officeooo:paragraph-rsid="006f188e"/>
    </style:style>
    <style:style style:name="P36" style:family="paragraph" style:parent-style-name="Standard" style:list-style-name="L5">
      <style:paragraph-properties fo:text-align="start" style:justify-single-word="false"/>
      <style:text-properties officeooo:paragraph-rsid="006f188e"/>
    </style:style>
    <style:style style:name="P37" style:family="paragraph" style:parent-style-name="Standard" style:list-style-name="L6">
      <style:paragraph-properties fo:text-align="start" style:justify-single-word="false"/>
      <style:text-properties officeooo:paragraph-rsid="00763373"/>
    </style:style>
    <style:style style:name="P38" style:family="paragraph" style:parent-style-name="Standard" style:list-style-name="L6">
      <style:paragraph-properties fo:text-align="start" style:justify-single-word="false"/>
      <style:text-properties officeooo:paragraph-rsid="00719a41"/>
    </style:style>
    <style:style style:name="P39" style:family="paragraph" style:parent-style-name="Standard" style:list-style-name="L6">
      <style:paragraph-properties fo:text-align="start" style:justify-single-word="false"/>
      <style:text-properties officeooo:paragraph-rsid="00675abd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719a41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675abd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DejaVu Sans Condensed1" officeooo:paragraph-rsid="005685c6"/>
    </style:style>
    <style:style style:name="P43" style:family="paragraph" style:parent-style-name="Standard" style:list-style-name="L3">
      <style:paragraph-properties fo:text-align="start" style:justify-single-word="false"/>
      <style:text-properties style:font-name="DejaVu Sans Condensed1" officeooo:paragraph-rsid="00719a41"/>
    </style:style>
    <style:style style:name="P44" style:family="paragraph" style:parent-style-name="Standard" style:list-style-name="L4">
      <style:paragraph-properties fo:text-align="start" style:justify-single-word="false"/>
      <style:text-properties style:font-name="DejaVu Sans Condensed1" officeooo:paragraph-rsid="00763373"/>
    </style:style>
    <style:style style:name="P45" style:family="paragraph" style:parent-style-name="Standard" style:list-style-name="L6">
      <style:paragraph-properties fo:text-align="start" style:justify-single-word="false"/>
      <style:text-properties style:font-name="DejaVu Sans Condensed1" officeooo:paragraph-rsid="00649946"/>
    </style:style>
    <style:style style:name="P46" style:family="paragraph" style:parent-style-name="Standard" style:list-style-name="L6">
      <style:paragraph-properties fo:text-align="start" style:justify-single-word="false"/>
      <style:text-properties style:font-name="DejaVu Sans Condensed1" officeooo:paragraph-rsid="00675abd"/>
    </style:style>
    <style:style style:name="P47" style:family="paragraph" style:parent-style-name="Standard" style:list-style-name="L2">
      <style:paragraph-properties fo:text-align="start" style:justify-single-word="false"/>
      <style:text-properties style:font-name="DejaVu Sans Condensed1" officeooo:rsid="005a25e9" officeooo:paragraph-rsid="005a25e9"/>
    </style:style>
    <style:style style:name="P48" style:family="paragraph" style:parent-style-name="Standard" style:list-style-name="L6">
      <style:paragraph-properties fo:text-align="start" style:justify-single-word="false"/>
      <style:text-properties style:font-name="DejaVu Sans Condensed1" officeooo:rsid="00719a41" officeooo:paragraph-rsid="00719a41"/>
    </style:style>
    <style:style style:name="T1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fo:font-size="12pt" fo:font-weight="bold" officeooo:rsid="00675abd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fo:font-size="12pt" fo:font-weight="bold" officeooo:rsid="00597a26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fo:font-size="12pt" fo:font-weight="bold" officeooo:rsid="0057c9f0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fo:font-size="12pt" fo:font-weight="bold" officeooo:rsid="005685c6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fo:font-size="12pt" fo:font-weight="bold" officeooo:rsid="00625071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fo:font-size="12pt" fo:font-weight="bold" officeooo:rsid="00612e78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fo:font-size="12pt" fo:font-weight="bold" officeooo:rsid="00719a41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fo:font-size="12pt" fo:font-weight="bold" officeooo:rsid="00578ba1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fo:font-size="12pt" fo:font-weight="normal" officeooo:rsid="00597a26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fo:font-size="12pt" fo:font-weight="normal" officeooo:rsid="005685c6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fo:font-size="12pt" fo:font-weight="normal" officeooo:rsid="0057c9f0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fo:font-size="12pt" fo:font-weight="normal" officeooo:rsid="005a25e9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fo:font-size="12pt" fo:font-weight="normal" officeooo:rsid="00625071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fo:font-size="12pt" fo:font-weight="normal" officeooo:rsid="00649946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fo:font-size="12pt" fo:font-weight="normal" officeooo:rsid="00675abd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fo:font-size="12pt" fo:font-weight="normal" officeooo:rsid="00719a41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fo:font-size="12pt" fo:font-weight="normal" officeooo:rsid="00612e78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fo:font-size="12pt" fo:font-weight="normal" officeooo:rsid="00578ba1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1" fo:font-size="12pt" fo:font-weight="normal" officeooo:rsid="005bcf4b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1" fo:font-size="12pt" fo:font-weight="normal" officeooo:rsid="005685c6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1" fo:font-size="12pt" fo:font-weight="normal" officeooo:rsid="006d90aa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1" fo:font-size="12pt" fo:font-weight="normal" officeooo:rsid="006fc32b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1" fo:font-size="12pt" fo:font-weight="normal" officeooo:rsid="006f188e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1" fo:font-size="12pt" fo:font-weight="normal" officeooo:rsid="0066fffc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1" fo:font-size="12pt" fo:font-weight="normal" officeooo:rsid="00719a41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1" fo:font-size="12pt" fo:font-weight="normal" officeooo:rsid="00578ba1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1" fo:font-size="12pt" fo:font-weight="normal" officeooo:rsid="00597a26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1" fo:font-size="12pt" fo:font-weight="normal" officeooo:rsid="00612e78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1" fo:font-size="12pt" fo:font-weight="normal" officeooo:rsid="00763373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DejaVu Sans Condensed1" fo:font-size="12pt" fo:font-weight="normal" officeooo:rsid="0065f934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DejaVu Sans Condensed1" fo:font-size="12pt" fo:font-weight="normal" officeooo:rsid="00675abd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DejaVu Sans Condensed1" fo:font-size="12pt" fo:font-weight="bold" officeooo:rsid="006a0648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1" fo:font-size="12pt" fo:font-weight="bold" officeooo:rsid="006fc32b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1" fo:font-size="12pt" fo:font-weight="bold" officeooo:rsid="006d90aa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1" fo:font-size="12pt" fo:font-weight="bold" officeooo:rsid="004eb81d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1" fo:font-size="12pt" fo:font-weight="bold" officeooo:rsid="0066fffc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1" fo:font-size="12pt" fo:font-weight="bold" officeooo:rsid="00675abd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1" fo:font-size="12pt" fo:font-weight="bold" officeooo:rsid="00719a41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1" fo:font-size="12pt" fo:font-weight="bold" officeooo:rsid="005685c6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1" fo:font-size="12pt" fo:font-weight="bold" officeooo:rsid="00578ba1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style:font-name="DejaVu Sans Condensed1" fo:font-size="12pt" fo:font-weight="bold" officeooo:rsid="00597a26" style:font-size-asian="12pt" style:font-weight-asian="bold" style:font-size-complex="12pt" style:font-weight-complex="bold"/>
    </style:style>
    <style:style style:name="T44" style:family="text">
      <style:text-properties style:text-line-through-style="none" style:text-line-through-type="none" style:font-name="DejaVu Sans Condensed1" fo:font-size="12pt" fo:font-weight="bold" officeooo:rsid="00763373" style:font-size-asian="12pt" style:font-weight-asian="bold" style:font-size-complex="12pt" style:font-weight-complex="bold"/>
    </style:style>
    <style:style style:name="T45" style:family="text">
      <style:text-properties style:text-line-through-style="none" style:text-line-through-type="none" style:font-name="DejaVu Sans Condensed1" fo:font-size="12pt" fo:font-weight="bold" officeooo:rsid="00264d9d" style:font-size-asian="12pt" style:font-weight-asian="bold" style:font-size-complex="12pt" style:font-weight-complex="bold"/>
    </style:style>
    <style:style style:name="T46" style:family="text">
      <style:text-properties style:text-line-through-style="none" style:text-line-through-type="none"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47" style:family="text">
      <style:text-properties style:text-line-through-style="none" style:text-line-through-type="none"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48" style:family="text">
      <style:text-properties style:text-line-through-style="none" style:text-line-through-type="none" style:font-name="DejaVu Sans Condensed1" fo:font-size="12pt" fo:font-weight="bold" officeooo:rsid="003395b7" style:font-size-asian="12pt" style:font-weight-asian="bold" style:font-size-complex="12pt" style:font-weight-complex="bold"/>
    </style:style>
    <style:style style:name="T49" style:family="text">
      <style:text-properties style:text-line-through-style="none" style:text-line-through-type="none" style:font-name="DejaVu Sans Condensed1" fo:font-size="12pt" fo:font-weight="bold" officeooo:rsid="0055275d" style:font-size-asian="12pt" style:font-weight-asian="bold" style:font-size-complex="12pt" style:font-weight-complex="bold"/>
    </style:style>
    <style:style style:name="T50" style:family="text">
      <style:text-properties style:text-line-through-style="none" style:text-line-through-type="none" style:font-name="DejaVu Sans Condensed1" fo:font-size="12pt" fo:font-weight="bold" officeooo:rsid="0077eff0" style:font-size-asian="12pt" style:font-weight-asian="bold" style:font-size-complex="12pt" style:font-weight-complex="bold"/>
    </style:style>
    <style:style style:name="T51" style:family="text">
      <style:text-properties style:text-line-through-style="none" style:text-line-through-type="none" style:font-name="DejaVu Sans Condensed1" fo:font-size="12pt" fo:font-weight="bold" officeooo:rsid="00790e36" style:font-size-asian="12pt" style:font-weight-asian="bold" style:font-size-complex="12pt" style:font-weight-complex="bold"/>
    </style:style>
    <style:style style:name="T52" style:family="text">
      <style:text-properties style:text-line-through-style="none" style:text-line-through-type="none" style:font-name="DejaVu Sans Condensed1" fo:font-size="12pt" fo:font-weight="bold" officeooo:rsid="007975cd" style:font-size-asian="12pt" style:font-weight-asian="bold" style:font-size-complex="12pt" style:font-weight-complex="bold"/>
    </style:style>
    <style:style style:name="T53" style:family="text">
      <style:text-properties fo:font-size="12pt" fo:font-weight="normal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4eb81d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578ba1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6b00dd" style:font-size-asian="12pt" style:font-weight-asian="normal" style:font-size-complex="12pt" style:font-weight-complex="normal"/>
    </style:style>
    <style:style style:name="T57" style:family="text">
      <style:text-properties fo:font-size="12pt" fo:font-weight="normal" officeooo:rsid="00719a41" style:font-size-asian="12pt" style:font-weight-asian="normal" style:font-size-complex="12pt" style:font-weight-complex="normal"/>
    </style:style>
    <style:style style:name="T58" style:family="text">
      <style:text-properties fo:font-size="12pt" style:font-size-asian="12pt" style:font-size-complex="12pt"/>
    </style:style>
    <style:style style:name="T59" style:family="text">
      <style:text-properties fo:font-size="12pt" officeooo:rsid="004eb81d" style:font-size-asian="12pt" style:font-size-complex="12pt"/>
    </style:style>
    <style:style style:name="T60" style:family="text">
      <style:text-properties fo:font-size="12pt" fo:font-weight="bold" style:font-size-asian="12pt" style:font-weight-asian="bold" style:font-size-complex="12pt" style:font-weight-complex="bold"/>
    </style:style>
    <style:style style:name="T61" style:family="text">
      <style:text-properties fo:font-size="12pt" fo:font-weight="bold" officeooo:rsid="004eb81d" style:font-size-asian="12pt" style:font-weight-asian="bold" style:font-size-complex="12pt" style:font-weight-complex="bold"/>
    </style:style>
    <style:style style:name="T62" style:family="text">
      <style:text-properties fo:font-size="12pt" fo:font-weight="bold" officeooo:rsid="0057c9f0" style:font-size-asian="12pt" style:font-weight-asian="bold" style:font-size-complex="12pt" style:font-weight-complex="bold"/>
    </style:style>
    <style:style style:name="T63" style:family="text">
      <style:text-properties fo:font-size="12pt" fo:font-weight="bold" officeooo:rsid="00578ba1" style:font-size-asian="12pt" style:font-weight-asian="bold" style:font-size-complex="12pt" style:font-weight-complex="bold"/>
    </style:style>
    <style:style style:name="T64" style:family="text">
      <style:text-properties fo:font-size="12pt" fo:font-weight="bold" officeooo:rsid="00719a41" style:font-size-asian="12pt" style:font-weight-asian="bold" style:font-size-complex="12pt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597a26" style:font-weight-asian="bold" style:font-weight-complex="bold"/>
    </style:style>
    <style:style style:name="T67" style:family="text">
      <style:text-properties fo:font-weight="bold" officeooo:rsid="0057c9f0" style:font-weight-asian="bold" style:font-weight-complex="bold"/>
    </style:style>
    <style:style style:name="T68" style:family="text">
      <style:text-properties fo:font-weight="bold" officeooo:rsid="006f188e" style:font-weight-asian="bold" style:font-weight-complex="bold"/>
    </style:style>
    <style:style style:name="T69" style:family="text">
      <style:text-properties fo:font-weight="bold" officeooo:rsid="00675abd" style:font-weight-asian="bold" style:font-weight-complex="bold"/>
    </style:style>
    <style:style style:name="T70" style:family="text">
      <style:text-properties fo:font-weight="bold" officeooo:rsid="006b00dd" style:font-weight-asian="bold" style:font-weight-complex="bold"/>
    </style:style>
    <style:style style:name="T71" style:family="text">
      <style:text-properties fo:font-weight="bold" officeooo:rsid="00719a41" style:font-weight-asian="bold" style:font-weight-complex="bold"/>
    </style:style>
    <style:style style:name="T72" style:family="text">
      <style:text-properties officeooo:rsid="00597a26"/>
    </style:style>
    <style:style style:name="T73" style:family="text">
      <style:text-properties officeooo:rsid="005bcf4b"/>
    </style:style>
    <style:style style:name="T74" style:family="text">
      <style:text-properties officeooo:rsid="006312e3"/>
    </style:style>
    <style:style style:name="T75" style:family="text">
      <style:text-properties officeooo:rsid="00675abd"/>
    </style:style>
    <style:style style:name="T76" style:family="text">
      <style:text-properties officeooo:rsid="0057c9f0"/>
    </style:style>
    <style:style style:name="T77" style:family="text">
      <style:text-properties officeooo:rsid="006b00dd"/>
    </style:style>
    <style:style style:name="T78" style:family="text">
      <style:text-properties officeooo:rsid="006f188e"/>
    </style:style>
    <style:style style:name="T79" style:family="text">
      <style:text-properties officeooo:rsid="00719a41"/>
    </style:style>
    <style:style style:name="T80" style:family="text">
      <style:text-properties officeooo:rsid="00733bfa"/>
    </style:style>
    <style:style style:name="T81" style:family="text">
      <style:text-properties officeooo:rsid="00752c99"/>
    </style:style>
    <style:style style:name="T82" style:family="text">
      <style:text-properties officeooo:rsid="007975cd"/>
    </style:style>
    <style:style style:name="T83" style:family="text">
      <style:text-properties style:font-name="DejaVu Sans Condensed" style:font-name-complex="DejaVu Sans Condensed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50">5</text:span><text:span text:style-name="T51">0</text:span><text:span text:style-name="T50">1</text:span><text:span text:style-name="T45"> - </text:span><text:span text:style-name="T46">A/G </text:span><text:span text:style-name="T47">- </text:span><text:span text:style-name="T52">None</text:span></text:p>
      <text:p text:style-name="P1"/>
      <text:p text:style-name="P22"><text:span text:style-name="T83">TF-51D is unarmed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9H9M11S</meta:editing-duration>
    <meta:editing-cycles>76</meta:editing-cycles>
    <meta:generator>LibreOffice/7.0.3.1$Windows_X86_64 LibreOffice_project/d7547858d014d4cf69878db179d326fc3483e082</meta:generator>
    <dc:date>2022-04-28T12:07:47.816000000</dc:date>
    <meta:document-statistic meta:table-count="0" meta:image-count="0" meta:object-count="0" meta:page-count="1" meta:paragraph-count="2" meta:word-count="8" meta:character-count="34" meta:non-whitespace-character-count="28"/>
  </office:meta>
</office:document-meta>
</file>